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7-10T21:43:55.002138119</dc:date>
    <meta:editing-duration>PT7H10M35S</meta:editing-duration>
    <meta:editing-cycles>123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108" meta:character-count="667" meta:non-whitespace-character-count="619"/>
  </office:meta>
</office:document-meta>
</file>